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Auditor.createDocument( MessageExchange 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uceneAuditor.findExchangesIDsByStatus( Exchang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Auditor.findExchangesIDsByMessageProperty( String type , String property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uceneAuditor.do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uceneAuditor.setLuceneIndexer( LuceneIndexer luceneIndex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Auditor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Auditor.setDelegatedAuditor( AuditorMBean delegatedAud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uceneAuditor.deleteExchangesByRange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Auditor.exchangeSent( Exchang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uceneAuditor.addMessagePropertiesToDocument( NormalizedMessage nm , Document document ,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uceneAuditor.getExchangesByIds( String [ ]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Auditor.getExchangeIdsByRange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Audito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Auditor.getExchan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Auditor.getLuceneIndex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Auditor.deleteExchangesByIds( String [ ] i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Auditor.getExchangeIds( String queryContent ,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Auditor.getDelegatedAu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Auditor.findExchangesIDsByMessageContent( String typ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